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OAYZA FREITAS, HENRY JESUS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5499593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LOAYZA FREITAS, HENRY JESUS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549959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6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68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34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4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29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6T20:46:5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